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37.93" calcext:value-type="float">
            <text:p>37.93</text:p>
          </table:table-cell>
          <table:table-cell office:value-type="float" office:value="85.68" calcext:value-type="float">
            <text:p>85.68</text:p>
          </table:table-cell>
          <table:table-cell office:value-type="float" office:value="6.96" calcext:value-type="float">
            <text:p>6.9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76" calcext:value-type="float">
            <text:p>12.76</text:p>
          </table:table-cell>
          <table:table-cell office:value-type="float" office:value="11.01" calcext:value-type="float">
            <text:p>11.01</text:p>
          </table:table-cell>
          <table:table-cell office:value-type="float" office:value="3.41" calcext:value-type="float">
            <text:p>3.41</text:p>
          </table:table-cell>
          <table:table-cell office:value-type="float" office:value="32.57" calcext:value-type="float">
            <text:p>32.57</text:p>
          </table:table-cell>
          <table:table-cell office:value-type="float" office:value="14.85" calcext:value-type="float">
            <text:p>14.85</text:p>
          </table:table-cell>
          <table:table-cell office:value-type="float" office:value="7.7" calcext:value-type="float">
            <text:p>7.7</text:p>
          </table:table-cell>
          <table:table-cell office:value-type="float" office:value="29.12" calcext:value-type="float">
            <text:p>29.12</text:p>
          </table:table-cell>
          <table:table-cell office:value-type="float" office:value="14.83" calcext:value-type="float">
            <text:p>14.83</text:p>
          </table:table-cell>
          <table:table-cell office:value-type="float" office:value="19.71" calcext:value-type="float">
            <text:p>19.71</text:p>
          </table:table-cell>
          <table:table-cell office:value-type="float" office:value="8.63" calcext:value-type="float">
            <text:p>8.63</text:p>
          </table:table-cell>
          <table:table-cell office:value-type="float" office:value="18.45" calcext:value-type="float">
            <text:p>18.45</text:p>
          </table:table-cell>
          <table:table-cell office:value-type="float" office:value="19.55" calcext:value-type="float">
            <text:p>19.55</text:p>
          </table:table-cell>
          <table:table-cell office:value-type="float" office:value="8.02" calcext:value-type="float">
            <text:p>8.02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37.97" calcext:value-type="float">
            <text:p>37.97</text:p>
          </table:table-cell>
          <table:table-cell office:value-type="float" office:value="82.93" calcext:value-type="float">
            <text:p>82.93</text:p>
          </table:table-cell>
          <table:table-cell office:value-type="float" office:value="6.96" calcext:value-type="float">
            <text:p>6.96</text:p>
          </table:table-cell>
          <table:table-cell office:value-type="float" office:value="16.58" calcext:value-type="float">
            <text:p>16.58</text:p>
          </table:table-cell>
          <table:table-cell office:value-type="float" office:value="12.81" calcext:value-type="float">
            <text:p>12.81</text:p>
          </table:table-cell>
          <table:table-cell office:value-type="float" office:value="11.01" calcext:value-type="float">
            <text:p>11.01</text:p>
          </table:table-cell>
          <table:table-cell office:value-type="float" office:value="3.41" calcext:value-type="float">
            <text:p>3.41</text:p>
          </table:table-cell>
          <table:table-cell office:value-type="float" office:value="32.6" calcext:value-type="float">
            <text:p>32.6</text:p>
          </table:table-cell>
          <table:table-cell office:value-type="float" office:value="14.87" calcext:value-type="float">
            <text:p>14.87</text:p>
          </table:table-cell>
          <table:table-cell office:value-type="float" office:value="7.67" calcext:value-type="float">
            <text:p>7.67</text:p>
          </table:table-cell>
          <table:table-cell office:value-type="float" office:value="29" calcext:value-type="float">
            <text:p>29</text:p>
          </table:table-cell>
          <table:table-cell office:value-type="float" office:value="14.83" calcext:value-type="float">
            <text:p>14.83</text:p>
          </table:table-cell>
          <table:table-cell office:value-type="float" office:value="19.74" calcext:value-type="float">
            <text:p>19.74</text:p>
          </table:table-cell>
          <table:table-cell office:value-type="float" office:value="8.55" calcext:value-type="float">
            <text:p>8.55</text:p>
          </table:table-cell>
          <table:table-cell office:value-type="float" office:value="18.38" calcext:value-type="float">
            <text:p>18.38</text:p>
          </table:table-cell>
          <table:table-cell office:value-type="float" office:value="19.55" calcext:value-type="float">
            <text:p>19.55</text:p>
          </table:table-cell>
          <table:table-cell office:value-type="float" office:value="8.01" calcext:value-type="float">
            <text:p>8.01</text:p>
          </table:table-cell>
          <table:table-cell office:value-type="float" office:value="17.13" calcext:value-type="float">
            <text:p>17.13</text:p>
          </table:table-cell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38.26" calcext:value-type="float">
            <text:p>38.26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15.55" calcext:value-type="float">
            <text:p>15.55</text:p>
          </table:table-cell>
          <table:table-cell office:value-type="float" office:value="12.77" calcext:value-type="float">
            <text:p>12.77</text:p>
          </table:table-cell>
          <table:table-cell office:value-type="float" office:value="11.04" calcext:value-type="float">
            <text:p>11.04</text:p>
          </table:table-cell>
          <table:table-cell office:value-type="float" office:value="3.45" calcext:value-type="float">
            <text:p>3.45</text:p>
          </table:table-cell>
          <table:table-cell office:value-type="float" office:value="32.66" calcext:value-type="float">
            <text:p>32.66</text:p>
          </table:table-cell>
          <table:table-cell office:value-type="float" office:value="14.89" calcext:value-type="float">
            <text:p>14.89</text:p>
          </table:table-cell>
          <table:table-cell office:value-type="float" office:value="7.68" calcext:value-type="float">
            <text:p>7.68</text:p>
          </table:table-cell>
          <table:table-cell office:value-type="float" office:value="28.89" calcext:value-type="float">
            <text:p>28.89</text:p>
          </table:table-cell>
          <table:table-cell office:value-type="float" office:value="14.86" calcext:value-type="float">
            <text:p>14.86</text:p>
          </table:table-cell>
          <table:table-cell office:value-type="float" office:value="19.72" calcext:value-type="float">
            <text:p>19.72</text:p>
          </table:table-cell>
          <table:table-cell office:value-type="float" office:value="8.49" calcext:value-type="float">
            <text:p>8.49</text:p>
          </table:table-cell>
          <table:table-cell office:value-type="float" office:value="18.39" calcext:value-type="float">
            <text:p>18.39</text:p>
          </table:table-cell>
          <table:table-cell office:value-type="float" office:value="19.53" calcext:value-type="float">
            <text:p>19.53</text:p>
          </table:table-cell>
          <table:table-cell office:value-type="float" office:value="8.01" calcext:value-type="float">
            <text:p>8.01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25.83" calcext:value-type="float">
            <text:p>25.83</text:p>
          </table:table-cell>
          <table:table-cell table:number-columns-repeated="2"/>
          <table:table-cell office:value-type="float" office:value="6.96" calcext:value-type="float">
            <text:p>6.96</text:p>
          </table:table-cell>
          <table:table-cell office:value-type="float" office:value="15.75" calcext:value-type="float">
            <text:p>15.75</text:p>
          </table:table-cell>
          <table:table-cell office:value-type="float" office:value="12.89" calcext:value-type="float">
            <text:p>12.89</text:p>
          </table:table-cell>
          <table:table-cell office:value-type="float" office:value="10.97" calcext:value-type="float">
            <text:p>10.97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7.63" calcext:value-type="float">
            <text:p>7.63</text:p>
          </table:table-cell>
          <table:table-cell office:value-type="float" office:value="29.29" calcext:value-type="float">
            <text:p>29.29</text:p>
          </table:table-cell>
          <table:table-cell office:value-type="float" office:value="14.8" calcext:value-type="float">
            <text:p>14.8</text:p>
          </table:table-cell>
          <table:table-cell office:value-type="float" office:value="19.71" calcext:value-type="float">
            <text:p>19.71</text:p>
          </table:table-cell>
          <table:table-cell office:value-type="float" office:value="8.56" calcext:value-type="float">
            <text:p>8.56</text:p>
          </table:table-cell>
          <table:table-cell office:value-type="float" office:value="18.41" calcext:value-type="float">
            <text:p>18.41</text:p>
          </table:table-cell>
          <table:table-cell office:value-type="float" office:value="19.58" calcext:value-type="float">
            <text:p>19.58</text:p>
          </table:table-cell>
          <table:table-cell office:value-type="float" office:value="8.05" calcext:value-type="float">
            <text:p>8.05</text:p>
          </table:table-cell>
          <table:table-cell office:value-type="float" office:value="17.02" calcext:value-type="float">
            <text:p>17.0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.84" calcext:value-type="float">
            <text:p>16.84</text:p>
          </table:table-cell>
          <table:table-cell office:value-type="float" office:value="12.85" calcext:value-type="float">
            <text:p>12.85</text:p>
          </table:table-cell>
          <table:table-cell office:value-type="float" office:value="10.95" calcext:value-type="float">
            <text:p>10.95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14.87" calcext:value-type="float">
            <text:p>14.87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14.85" calcext:value-type="float">
            <text:p>14.85</text:p>
          </table:table-cell>
          <table:table-cell office:value-type="float" office:value="19.67" calcext:value-type="float">
            <text:p>19.67</text:p>
          </table:table-cell>
          <table:table-cell office:value-type="float" office:value="8.59" calcext:value-type="float">
            <text:p>8.59</text:p>
          </table:table-cell>
          <table:table-cell office:value-type="float" office:value="18.45" calcext:value-type="float">
            <text:p>18.45</text:p>
          </table:table-cell>
          <table:table-cell office:value-type="float" office:value="19.56" calcext:value-type="float">
            <text:p>19.56</text:p>
          </table:table-cell>
          <table:table-cell office:value-type="float" office:value="8.01" calcext:value-type="float">
            <text:p>8.01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office:value-type="float" office:value="17.74" calcext:value-type="float">
            <text:p>17.74</text:p>
          </table:table-cell>
          <table:table-cell office:value-type="float" office:value="12.72" calcext:value-type="float">
            <text:p>12.72</text:p>
          </table:table-cell>
          <table:table-cell office:value-type="float" office:value="10.97" calcext:value-type="float">
            <text:p>10.97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14.79" calcext:value-type="float">
            <text:p>14.79</text:p>
          </table:table-cell>
          <table:table-cell office:value-type="float" office:value="7.64" calcext:value-type="float">
            <text:p>7.64</text:p>
          </table:table-cell>
          <table:table-cell/>
          <table:table-cell office:value-type="float" office:value="14.86" calcext:value-type="float">
            <text:p>14.86</text:p>
          </table:table-cell>
          <table:table-cell/>
          <table:table-cell office:value-type="float" office:value="8.56" calcext:value-type="float">
            <text:p>8.56</text:p>
          </table:table-cell>
          <table:table-cell table:number-columns-repeated="2"/>
          <table:table-cell office:value-type="float" office:value="8.04" calcext:value-type="float">
            <text:p>8.04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table:number-columns-repeated="3"/>
          <table:table-cell office:value-type="float" office:value="6.97" calcext:value-type="float">
            <text:p>6.97</text:p>
          </table:table-cell>
          <table:table-cell/>
          <table:table-cell office:value-type="float" office:value="12.69" calcext:value-type="float">
            <text:p>12.69</text:p>
          </table:table-cell>
          <table:table-cell office:value-type="float" office:value="10.97" calcext:value-type="float">
            <text:p>10.97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float" office:value="14.85" calcext:value-type="float">
            <text:p>14.85</text:p>
          </table:table-cell>
          <table:table-cell/>
          <table:table-cell office:value-type="float" office:value="8.49" calcext:value-type="float">
            <text:p>8.49</text:p>
          </table:table-cell>
          <table:table-cell table:number-columns-repeated="2"/>
          <table:table-cell office:value-type="float" office:value="8.01" calcext:value-type="float">
            <text:p>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7" calcext:value-type="float">
            <text:p>6.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7.66" calcext:value-type="float">
            <text:p>7.66</text:p>
          </table:table-cell>
          <table:table-cell table:number-columns-repeated="3"/>
          <table:table-cell office:value-type="float" office:value="8.52" calcext:value-type="float">
            <text:p>8.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office:value-type="float" office:value="7.01" calcext:value-type="float">
            <text:p>7.01</text:p>
          </table:table-cell>
          <table:table-cell table:number-columns-repeated="2"/>
          <table:table-cell office:value-type="float" office:value="10.97" calcext:value-type="float">
            <text:p>10.97</text:p>
          </table:table-cell>
          <table:table-cell office:value-type="float" office:value="3.42" calcext:value-type="float">
            <text:p>3.42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3"/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8.01" calcext:value-type="float">
            <text:p>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6" calcext:value-type="float">
            <text:p>6.96</text:p>
          </table:table-cell>
          <table:table-cell table:number-columns-repeated="3"/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table:number-columns-repeated="3"/>
          <table:table-cell office:value-type="float" office:value="8.59" calcext:value-type="float">
            <text:p>8.59</text:p>
          </table:table-cell>
          <table:table-cell table:number-columns-repeated="2"/>
          <table:table-cell office:value-type="float" office:value="8.02" calcext:value-type="float">
            <text:p>8.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9" calcext:value-type="float">
            <text:p>6.99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table:number-columns-repeated="3"/>
          <table:table-cell office:value-type="float" office:value="8.55" calcext:value-type="float">
            <text:p>8.55</text:p>
          </table:table-cell>
          <table:table-cell table:number-columns-repeated="2"/>
          <table:table-cell office:value-type="float" office:value="8.01" calcext:value-type="float">
            <text:p>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6"/>
          <table:table-cell office:value-type="float" office:value="8.01" calcext:value-type="float">
            <text:p>8.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7" calcext:value-type="float">
            <text:p>6.9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7" calcext:value-type="float">
            <text:p>3.4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2" calcext:value-type="float">
            <text:p>3.4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4" calcext:value-type="float">
            <text:p>3.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3" calcext:value-type="float">
            <text:p>3.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2" calcext:value-type="float">
            <text:p>3.4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9" calcext:value-type="float">
            <text:p>3.4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9" calcext:value-type="float">
            <text:p>3.4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$A$3:.$A$29])" office:value-type="float" office:value="25.8325" calcext:value-type="float">
            <text:p>25.8325</text:p>
          </table:table-cell>
          <table:table-cell table:formula="of:=AVERAGE([.$B$3:.$B$29])" office:value-type="float" office:value="38.0533333333333" calcext:value-type="float">
            <text:p>38.0533333333</text:p>
          </table:table-cell>
          <table:table-cell table:formula="of:=AVERAGE([.$C$3:.$C$29])" office:value-type="float" office:value="84.305" calcext:value-type="float">
            <text:p>84.305</text:p>
          </table:table-cell>
          <table:table-cell table:formula="of:=AVERAGE([.$D$3:.$D$29])" office:value-type="float" office:value="6.96846153846154" calcext:value-type="float">
            <text:p>6.9684615385</text:p>
          </table:table-cell>
          <table:table-cell table:formula="of:=AVERAGE([.$E$3:.$E$29])" office:value-type="float" office:value="16.3316666666667" calcext:value-type="float">
            <text:p>16.3316666667</text:p>
          </table:table-cell>
          <table:table-cell table:formula="of:=AVERAGE([.$F$3:.$F$29])" office:value-type="float" office:value="12.7842857142857" calcext:value-type="float">
            <text:p>12.7842857143</text:p>
          </table:table-cell>
          <table:table-cell table:formula="of:=AVERAGE([.$G$3:.$G$29])" office:value-type="float" office:value="10.9877777777778" calcext:value-type="float">
            <text:p>10.9877777778</text:p>
          </table:table-cell>
          <table:table-cell table:formula="of:=AVERAGE([.$H$3:.$H$29])" office:value-type="float" office:value="3.41444444444444" calcext:value-type="float">
            <text:p>3.4144444444</text:p>
          </table:table-cell>
          <table:table-cell table:formula="of:=AVERAGE([.$I$3:.$I$29])" office:value-type="float" office:value="32.61" calcext:value-type="float">
            <text:p>32.61</text:p>
          </table:table-cell>
          <table:table-cell table:formula="of:=AVERAGE([.$J$3:.$J$29])" office:value-type="float" office:value="14.8528571428571" calcext:value-type="float">
            <text:p>14.8528571429</text:p>
          </table:table-cell>
          <table:table-cell table:formula="of:=AVERAGE([.$K$3:.$K$29])" office:value-type="float" office:value="7.66666666666667" calcext:value-type="float">
            <text:p>7.6666666667</text:p>
          </table:table-cell>
          <table:table-cell table:formula="of:=AVERAGE([.$L$3:.$L$29])" office:value-type="float" office:value="29.075" calcext:value-type="float">
            <text:p>29.075</text:p>
          </table:table-cell>
          <table:table-cell table:formula="of:=AVERAGE([.$M$3:.$M$29])" office:value-type="float" office:value="14.84" calcext:value-type="float">
            <text:p>14.84</text:p>
          </table:table-cell>
          <table:table-cell table:formula="of:=AVERAGE([.$N$3:.$N$29])" office:value-type="float" office:value="19.71" calcext:value-type="float">
            <text:p>19.71</text:p>
          </table:table-cell>
          <table:table-cell table:formula="of:=AVERAGE([.$O$3:.$O$29])" office:value-type="float" office:value="8.55727272727273" calcext:value-type="float">
            <text:p>8.5572727273</text:p>
          </table:table-cell>
          <table:table-cell table:formula="of:=AVERAGE([.$P$3:.$P$29])" office:value-type="float" office:value="18.416" calcext:value-type="float">
            <text:p>18.416</text:p>
          </table:table-cell>
          <table:table-cell table:formula="of:=AVERAGE([.$Q$3:.$Q$29])" office:value-type="float" office:value="19.554" calcext:value-type="float">
            <text:p>19.554</text:p>
          </table:table-cell>
          <table:table-cell table:formula="of:=AVERAGE([.$R$3:.$R$29])" office:value-type="float" office:value="8.01666666666667" calcext:value-type="float">
            <text:p>8.0166666667</text:p>
          </table:table-cell>
          <table:table-cell table:formula="of:=AVERAGE([.$S$3:.$S$29])" office:value-type="float" office:value="17.0916666666667" calcext:value-type="float">
            <text:p>17.09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52:38.84297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55:17.699348310</dc:date>
    <meta:editing-duration>PT3M39S</meta:editing-duration>
    <meta:editing-cycles>5</meta:editing-cycles>
    <meta:generator>LibreOffice/5.1.4.2$Linux_X86_64 LibreOffice_project/10m0$Build-2</meta:generator>
    <meta:document-statistic meta:table-count="1" meta:cell-count="186" meta:object-count="0"/>
  </office:meta>
</office:document-meta>
</file>